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CD300001A121CC124749E083D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0.747cm" fo:min-width="2.733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0.745cm" fo:min-width="4.069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0.744cm" fo:min-width="4.069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0.754cm" fo:min-width="4.069cm"/>
      <style:paragraph-properties style:writing-mode="lr-tb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0.172cm" fo:min-width="2.259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0.171cm" fo:min-width="2.259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fill-color="#f7d1d5" draw:textarea-horizontal-align="justify" draw:textarea-vertical-align="middle" draw:auto-grow-height="false" fo:min-height="0.744cm" fo:min-width="2.66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2.582cm" fo:min-width="6.502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44cm" fo:min-width="1.961cm"/>
      <style:paragraph-properties style:writing-mode="lr-tb"/>
    </style:style>
    <style:style style:name="gr12" style:family="graphic" style:parent-style-name="standard">
      <style:graphic-properties svg:stroke-color="#2a6099" draw:fill-color="#b4c7dc" draw:textarea-horizontal-align="justify" draw:textarea-vertical-align="middle" draw:auto-grow-height="false" fo:min-height="0.544cm" fo:min-width="1.961cm"/>
      <style:paragraph-properties style:writing-mode="lr-tb"/>
    </style:style>
    <style:style style:name="gr13" style:family="graphic" style:parent-style-name="standard">
      <style:graphic-properties svg:stroke-color="#2a6099" draw:fill-color="#ffdbb6" draw:textarea-horizontal-align="justify" draw:textarea-vertical-align="middle" draw:auto-grow-height="false" fo:min-height="0.544cm" fo:min-width="1.961cm"/>
      <style:paragraph-properties style:writing-mode="lr-tb"/>
    </style:style>
    <style:style style:name="gr14" style:family="graphic" style:parent-style-name="standard">
      <style:graphic-properties svg:stroke-color="#2a6099" draw:fill-color="#f7d1d5" draw:textarea-horizontal-align="justify" draw:textarea-vertical-align="middle" draw:auto-grow-height="false" fo:min-height="0.544cm" fo:min-width="1.961cm"/>
      <style:paragraph-properties style:writing-mode="lr-tb"/>
    </style:style>
    <style:style style:name="gr15" style:family="graphic" style:parent-style-name="standard">
      <style:graphic-properties svg:stroke-color="#2a6099" draw:fill-color="#afd095" draw:textarea-horizontal-align="justify" draw:textarea-vertical-align="middle" draw:auto-grow-height="false" fo:min-height="0.544cm" fo:min-width="1.96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5pt"/>
    </style:style>
    <style:style style:name="P4" style:family="paragraph">
      <loext:graphic-properties draw:fill-color="#ffdbb6"/>
      <style:paragraph-properties fo:text-align="center" style:writing-mode="lr-tb"/>
      <style:text-properties fo:font-size="15pt"/>
    </style:style>
    <style:style style:name="P5" style:family="paragraph">
      <loext:graphic-properties draw:fill-color="#afd095"/>
      <style:paragraph-properties fo:text-align="center" style:writing-mode="lr-tb"/>
      <style:text-properties fo:font-size="15pt"/>
    </style:style>
    <style:style style:name="P6" style:family="paragraph">
      <loext:graphic-properties draw:fill="solid"/>
      <style:paragraph-properties fo:text-align="center"/>
      <style:text-properties fo:font-size="15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-color="#f7d1d5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style:paragraph-properties fo:text-align="start" style:writing-mode="lr-tb"/>
      <style:text-properties fo:font-size="13pt" style:font-size-asian="13pt" style:font-size-complex="13pt"/>
    </style:style>
    <style:style style:name="P12" style:family="paragraph">
      <loext:graphic-properties draw:fill="solid" draw:fill-color="#ffffff"/>
      <style:paragraph-properties fo:text-align="start" style:writing-mode="lr-tb"/>
      <style:text-properties fo:font-size="13pt" style:font-size-asian="13pt" style:font-size-complex="13pt"/>
    </style:style>
    <style:style style:name="P1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ffdbb6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f7d1d5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-color="#afd095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33cm" svg:height="0.997cm" svg:x="1.597cm" svg:y="2.66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69cm" svg:height="0.995cm" svg:x="2.897cm" svg:y="4.335cm">
          <text:p text:style-name="P3"><text:span text:style-name="T1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569cm" svg:height="0.994cm" svg:x="2.897cm" svg:y="6.274cm">
          <text:p text:style-name="P3"><text:span text:style-name="T1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69cm" svg:height="0.995cm" svg:x="2.897cm" svg:y="8.204cm">
          <text:p text:style-name="P3"><text:span text:style-name="T1">Lapto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569cm" svg:height="0.994cm" svg:x="2.897cm" svg:y="10.143cm">
          <text:p text:style-name="P3"><text:span text:style-name="T1">Br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69cm" svg:height="0.995cm" svg:x="2.897cm" svg:y="11.986cm">
          <text:p text:style-name="P3"><text:span text:style-name="T1">Process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569cm" svg:height="1.004cm" svg:x="2.897cm" svg:y="13.829cm">
          <text:p text:style-name="P3"><text:span text:style-name="T1">Graphics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569cm" svg:height="0.994cm" svg:x="2.896cm" svg:y="15.682cm">
          <text:p text:style-name="P3"><text:span text:style-name="T1">Provi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381cm" svg:height="0.67cm" svg:x="8.425cm" svg:y="7.801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81cm" svg:height="0.669cm" svg:x="11.825cm" svg:y="8.154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5.225cm" svg:y="8.506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7.451cm" svg:y1="8.283cm" svg:x2="8.742cm" svg:y2="8.283cm">
          <text:p/>
        </draw:line>
        <draw:line draw:style-name="gr7" draw:text-style-name="P6" draw:layer="layout" svg:x1="7.451cm" svg:y1="8.673cm" svg:x2="12.108cm" svg:y2="8.673cm">
          <text:p/>
        </draw:line>
        <draw:line draw:style-name="gr7" draw:text-style-name="P6" draw:layer="layout" svg:x1="7.451cm" svg:y1="9.04cm" svg:x2="15.473cm" svg:y2="9.04cm">
          <text:p/>
        </draw:line>
        <draw:custom-shape draw:style-name="gr6" draw:text-style-name="P5" draw:layer="layout" svg:width="4.381cm" svg:height="0.669cm" svg:x="8.426cm" svg:y="9.824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1.826cm" svg:y="10.176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81cm" svg:height="0.669cm" svg:x="15.226cm" svg:y="10.529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7.452cm" svg:y1="10.305cm" svg:x2="8.743cm" svg:y2="10.305cm">
          <text:p/>
        </draw:line>
        <draw:line draw:style-name="gr7" draw:text-style-name="P6" draw:layer="layout" svg:x1="7.452cm" svg:y1="10.696cm" svg:x2="12.109cm" svg:y2="10.696cm">
          <text:p/>
        </draw:line>
        <draw:line draw:style-name="gr7" draw:text-style-name="P6" draw:layer="layout" svg:x1="7.452cm" svg:y1="11.063cm" svg:x2="15.474cm" svg:y2="11.063cm">
          <text:p/>
        </draw:line>
        <draw:custom-shape draw:style-name="gr5" draw:text-style-name="P5" draw:layer="layout" svg:width="4.381cm" svg:height="0.67cm" svg:x="8.427cm" svg:y="11.67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1.827cm" svg:y="12.023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5.227cm" svg:y="12.375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7.453cm" svg:y1="12.152cm" svg:x2="8.744cm" svg:y2="12.152cm">
          <text:p/>
        </draw:line>
        <draw:line draw:style-name="gr7" draw:text-style-name="P6" draw:layer="layout" svg:x1="7.453cm" svg:y1="12.542cm" svg:x2="12.11cm" svg:y2="12.542cm">
          <text:p/>
        </draw:line>
        <draw:line draw:style-name="gr7" draw:text-style-name="P6" draw:layer="layout" svg:x1="7.453cm" svg:y1="12.91cm" svg:x2="15.475cm" svg:y2="12.91cm">
          <text:p/>
        </draw:line>
        <draw:custom-shape draw:style-name="gr5" draw:text-style-name="P5" draw:layer="layout" svg:width="4.381cm" svg:height="0.67cm" svg:x="8.428cm" svg:y="13.517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81cm" svg:height="0.669cm" svg:x="11.828cm" svg:y="13.87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5.228cm" svg:y="14.222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7.454cm" svg:y1="13.999cm" svg:x2="8.745cm" svg:y2="13.999cm">
          <text:p/>
        </draw:line>
        <draw:line draw:style-name="gr7" draw:text-style-name="P6" draw:layer="layout" svg:x1="7.454cm" svg:y1="14.389cm" svg:x2="12.111cm" svg:y2="14.389cm">
          <text:p/>
        </draw:line>
        <draw:line draw:style-name="gr7" draw:text-style-name="P6" draw:layer="layout" svg:x1="7.454cm" svg:y1="14.756cm" svg:x2="15.476cm" svg:y2="14.756cm">
          <text:p/>
        </draw:line>
        <draw:custom-shape draw:style-name="gr5" draw:text-style-name="P5" draw:layer="layout" svg:width="4.381cm" svg:height="0.67cm" svg:x="8.429cm" svg:y="15.364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1.829cm" svg:y="15.716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5.229cm" svg:y="16.069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7.455cm" svg:y1="15.846cm" svg:x2="8.746cm" svg:y2="15.846cm">
          <text:p/>
        </draw:line>
        <draw:line draw:style-name="gr7" draw:text-style-name="P6" draw:layer="layout" svg:x1="7.455cm" svg:y1="16.236cm" svg:x2="12.112cm" svg:y2="16.236cm">
          <text:p/>
        </draw:line>
        <draw:line draw:style-name="gr7" draw:text-style-name="P6" draw:layer="layout" svg:x1="7.455cm" svg:y1="16.603cm" svg:x2="15.477cm" svg:y2="16.603cm">
          <text:p/>
        </draw:line>
        <draw:line draw:style-name="gr7" draw:text-style-name="P7" draw:layer="layout" svg:x1="1.879cm" svg:y1="3.645cm" svg:x2="1.879cm" svg:y2="24.266cm">
          <text:p/>
        </draw:line>
        <draw:line draw:style-name="gr7" draw:text-style-name="P7" draw:layer="layout" svg:x1="1.875cm" svg:y1="16.214cm" svg:x2="2.903cm" svg:y2="16.214cm">
          <text:p/>
        </draw:line>
        <draw:line draw:style-name="gr7" draw:text-style-name="P7" draw:layer="layout" svg:x1="1.875cm" svg:y1="14.368cm" svg:x2="2.903cm" svg:y2="14.368cm">
          <text:p/>
        </draw:line>
        <draw:line draw:style-name="gr7" draw:text-style-name="P7" draw:layer="layout" svg:x1="1.875cm" svg:y1="12.434cm" svg:x2="2.903cm" svg:y2="12.434cm">
          <text:p/>
        </draw:line>
        <draw:line draw:style-name="gr7" draw:text-style-name="P7" draw:layer="layout" svg:x1="1.875cm" svg:y1="10.676cm" svg:x2="2.903cm" svg:y2="10.676cm">
          <text:p/>
        </draw:line>
        <draw:line draw:style-name="gr7" draw:text-style-name="P7" draw:layer="layout" svg:x1="1.875cm" svg:y1="8.742cm" svg:x2="2.903cm" svg:y2="8.742cm">
          <text:p/>
        </draw:line>
        <draw:line draw:style-name="gr7" draw:text-style-name="P7" draw:layer="layout" svg:x1="1.875cm" svg:y1="6.809cm" svg:x2="2.903cm" svg:y2="6.809cm">
          <text:p/>
        </draw:line>
        <draw:line draw:style-name="gr7" draw:text-style-name="P7" draw:layer="layout" svg:x1="1.875cm" svg:y1="4.875cm" svg:x2="2.903cm" svg:y2="4.875cm">
          <text:p/>
        </draw:line>
        <draw:custom-shape draw:style-name="gr3" draw:text-style-name="P4" draw:layer="layout" svg:width="4.569cm" svg:height="0.994cm" svg:x="2.896cm" svg:y="17.528cm">
          <text:p text:style-name="P3"><text:span text:style-name="T1">Com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.875cm" svg:y1="18.06cm" svg:x2="2.903cm" svg:y2="18.06cm">
          <text:p/>
        </draw:line>
        <draw:custom-shape draw:style-name="gr3" draw:text-style-name="P4" draw:layer="layout" svg:width="4.569cm" svg:height="0.994cm" svg:x="2.896cm" svg:y="23.762cm">
          <text:p text:style-name="P3"><text:span text:style-name="T1">Or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.875cm" svg:y1="22.006cm" svg:x2="2.903cm" svg:y2="22.006cm">
          <text:p/>
        </draw:line>
        <draw:custom-shape draw:style-name="gr5" draw:text-style-name="P5" draw:layer="layout" svg:width="4.381cm" svg:height="0.67cm" svg:x="8.426cm" svg:y="5.956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81cm" svg:height="0.669cm" svg:x="11.826cm" svg:y="6.309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5.226cm" svg:y="6.661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7.452cm" svg:y1="6.438cm" svg:x2="8.743cm" svg:y2="6.438cm">
          <text:p/>
        </draw:line>
        <draw:line draw:style-name="gr7" draw:text-style-name="P6" draw:layer="layout" svg:x1="7.452cm" svg:y1="6.828cm" svg:x2="12.109cm" svg:y2="6.828cm">
          <text:p/>
        </draw:line>
        <draw:line draw:style-name="gr7" draw:text-style-name="P6" draw:layer="layout" svg:x1="7.452cm" svg:y1="7.195cm" svg:x2="15.474cm" svg:y2="7.195cm">
          <text:p/>
        </draw:line>
        <draw:custom-shape draw:style-name="gr8" draw:text-style-name="P9" draw:layer="layout" svg:width="3.164cm" svg:height="0.994cm" svg:x="4.196cm" svg:y="25.52cm">
          <text:p text:style-name="P8"><text:span text:style-name="T2">Order 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381cm" svg:height="0.669cm" svg:x="8.43cm" svg:y="17.211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1.83cm" svg:y="17.563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81cm" svg:height="0.669cm" svg:x="15.23cm" svg:y="17.916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7.456cm" svg:y1="17.692cm" svg:x2="8.747cm" svg:y2="17.692cm">
          <text:p/>
        </draw:line>
        <draw:line draw:style-name="gr7" draw:text-style-name="P6" draw:layer="layout" svg:x1="7.456cm" svg:y1="18.083cm" svg:x2="12.113cm" svg:y2="18.083cm">
          <text:p/>
        </draw:line>
        <draw:line draw:style-name="gr7" draw:text-style-name="P6" draw:layer="layout" svg:x1="7.456cm" svg:y1="18.45cm" svg:x2="15.478cm" svg:y2="18.45cm">
          <text:p/>
        </draw:line>
        <draw:custom-shape draw:style-name="gr5" draw:text-style-name="P5" draw:layer="layout" svg:width="4.381cm" svg:height="0.67cm" svg:x="8.331cm" svg:y="25.203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1.731cm" svg:y="25.556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5.131cm" svg:y="25.908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7" draw:layer="layout" svg:x1="7.357cm" svg:y1="25.685cm" svg:x2="8.648cm" svg:y2="25.685cm">
          <text:p/>
        </draw:line>
        <draw:line draw:style-name="gr7" draw:text-style-name="P7" draw:layer="layout" svg:x1="7.357cm" svg:y1="26.075cm" svg:x2="12.014cm" svg:y2="26.075cm">
          <text:p/>
        </draw:line>
        <draw:line draw:style-name="gr7" draw:text-style-name="P7" draw:layer="layout" svg:x1="7.357cm" svg:y1="26.443cm" svg:x2="15.379cm" svg:y2="26.443cm">
          <text:p/>
        </draw:line>
        <draw:line draw:style-name="gr7" draw:text-style-name="P7" draw:layer="layout" svg:x1="3.202cm" svg:y1="24.76cm" svg:x2="3.202cm" svg:y2="26.062cm">
          <text:p/>
        </draw:line>
        <draw:line draw:style-name="gr7" draw:text-style-name="P7" draw:layer="layout" svg:x1="3.202cm" svg:y1="26.039cm" svg:x2="4.18cm" svg:y2="26.039cm">
          <text:p/>
        </draw:line>
        <draw:frame draw:style-name="gr9" draw:text-style-name="P10" draw:layer="layout" svg:width="1.718cm" svg:height="1.366cm" svg:x="2.169cm" svg:y="1.104cm">
          <draw:image xlink:href="Pictures/1000020100001CD300001A121CC124749E083D33.png" xlink:type="simple" xlink:show="embed" xlink:actuate="onLoad" loext:mime-type="image/png">
            <text:p/>
          </draw:image>
        </draw:frame>
        <draw:custom-shape draw:style-name="gr10" draw:text-style-name="P12" draw:layer="layout" svg:width="7.002cm" svg:height="2.832cm" svg:x="1.2cm" svg:y="29.317cm">
          <text:p text:style-name="P11"><text:span text:style-name="T2">Admin Sitemap</text:span></text:p>
          <text:p text:style-name="P11"><text:span text:style-name="T2">VIDIA</text:span></text:p>
          <text:p text:style-name="P11"><text:span text:style-name="T2">Prepared By: Sandeep Pardeshi</text:span></text:p>
          <text:p text:style-name="P11"><text:span text:style-name="T2">Version: 1.0</text:span></text:p>
          <text:p text:style-name="P11"><text:span text:style-name="T2">Date: 2020-11-29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461cm" svg:height="0.794cm" svg:x="8.943cm" svg:y="30.22cm">
          <text:p text:style-name="P13"><text:span text:style-name="T3">Legends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61cm" svg:height="0.794cm" svg:x="8.943cm" svg:y="31.12cm">
          <text:p text:style-name="P15"><text:span text:style-name="T4">Index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2.461cm" svg:height="0.794cm" svg:x="11.743cm" svg:y="31.12cm">
          <text:p text:style-name="P15"><text:span text:style-name="T4">Navig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.461cm" svg:height="0.794cm" svg:x="14.543cm" svg:y="31.12cm">
          <text:p text:style-name="P15"><text:span text:style-name="T4">Sub P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461cm" svg:height="0.794cm" svg:x="17.243cm" svg:y="31.12cm">
          <text:p text:style-name="P15"><text:span text:style-name="T4">Link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69cm" svg:height="0.994cm" svg:x="2.896cm" svg:y="19.528cm">
          <text:p text:style-name="P3"><text:span text:style-name="T1">Addre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.875cm" svg:y1="20.06cm" svg:x2="2.903cm" svg:y2="20.06cm">
          <text:p/>
        </draw:line>
        <draw:custom-shape draw:style-name="gr6" draw:text-style-name="P5" draw:layer="layout" svg:width="4.381cm" svg:height="0.669cm" svg:x="8.43cm" svg:y="19.211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1.83cm" svg:y="19.563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81cm" svg:height="0.669cm" svg:x="15.23cm" svg:y="19.916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7.456cm" svg:y1="19.692cm" svg:x2="8.747cm" svg:y2="19.692cm">
          <text:p/>
        </draw:line>
        <draw:line draw:style-name="gr7" draw:text-style-name="P6" draw:layer="layout" svg:x1="7.456cm" svg:y1="20.083cm" svg:x2="12.113cm" svg:y2="20.083cm">
          <text:p/>
        </draw:line>
        <draw:line draw:style-name="gr7" draw:text-style-name="P6" draw:layer="layout" svg:x1="7.456cm" svg:y1="20.45cm" svg:x2="15.478cm" svg:y2="20.45cm">
          <text:p/>
        </draw:line>
        <draw:custom-shape draw:style-name="gr3" draw:text-style-name="P4" draw:layer="layout" svg:width="4.569cm" svg:height="0.994cm" svg:x="2.896cm" svg:y="21.628cm">
          <text:p text:style-name="P3"><text:span text:style-name="T1">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381cm" svg:height="0.669cm" svg:x="8.43cm" svg:y="21.311cm">
          <text:p text:style-name="P3"><text:span text:style-name="T1">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81cm" svg:height="0.67cm" svg:x="11.83cm" svg:y="21.663cm">
          <text:p text:style-name="P3"><text:span text:style-name="T1">Upd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81cm" svg:height="0.669cm" svg:x="15.23cm" svg:y="22.016cm">
          <text:p text:style-name="P3"><text:span text:style-name="T1">Dele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7.456cm" svg:y1="21.792cm" svg:x2="8.747cm" svg:y2="21.792cm">
          <text:p/>
        </draw:line>
        <draw:line draw:style-name="gr7" draw:text-style-name="P6" draw:layer="layout" svg:x1="7.456cm" svg:y1="22.183cm" svg:x2="12.113cm" svg:y2="22.183cm">
          <text:p/>
        </draw:line>
        <draw:line draw:style-name="gr7" draw:text-style-name="P6" draw:layer="layout" svg:x1="7.456cm" svg:y1="22.55cm" svg:x2="15.478cm" svg:y2="22.55cm">
          <text:p/>
        </draw:line>
        <draw:line draw:style-name="gr7" draw:text-style-name="P7" draw:layer="layout" svg:x1="1.878cm" svg:y1="24.265cm" svg:x2="2.906cm" svg:y2="24.26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9T15:59:24.682000000</meta:creation-date>
    <dc:date>2020-11-29T22:50:57.267000000</dc:date>
    <meta:editing-duration>PT1H33M30S</meta:editing-duration>
    <meta:editing-cycles>5</meta:editing-cycles>
    <meta:generator>LibreOffice/6.3.4.2$Windows_X86_64 LibreOffice_project/60da17e045e08f1793c57c00ba83cdfce946d0aa</meta:generator>
    <meta:document-statistic meta:object-count="94"/>
  </office:meta>
</office:document-meta>
</file>